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65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6.478in"/>
    </style:style>
    <style:style style:name="co6" style:family="table-column">
      <style:table-column-properties fo:break-before="auto" style:column-width="6.2972in"/>
    </style:style>
    <style:style style:name="co7" style:family="table-column">
      <style:table-column-properties fo:break-before="auto" style:column-width="1.1736in"/>
    </style:style>
    <style:style style:name="co8" style:family="table-column">
      <style:table-column-properties fo:break-before="auto" style:column-width="2.6402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1.139in"/>
    </style:style>
    <style:style style:name="co11" style:family="table-column">
      <style:table-column-properties fo:break-before="auto" style:column-width="0.9472in"/>
    </style:style>
    <style:style style:name="co12" style:family="table-column">
      <style:table-column-properties fo:break-before="auto" style:column-width="2.6634in"/>
    </style:style>
    <style:style style:name="ro1" style:family="table-row">
      <style:table-row-properties style:row-height="0.948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ro4" style:family="table-row">
      <style:table-row-properties style:row-height="0.6543in" fo:break-before="auto" style:use-optimal-row-height="fals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0.5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KEEP&quot;" style:apply-style-name="Good" style:base-cell-address="gdf_demographics_SELECTION_PCAVariables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2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df_demographics_SELECTION_PCAVariable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7"/>
        <table:table-column table:style-name="co6" table:default-cell-style-name="ce10"/>
        <table:table-row table:style-name="ro1">
          <table:table-cell table:style-name="ce1" office:value-type="string" calcext:value-type="string">
            <text:p>VARIABLE</text:p>
          </table:table-cell>
          <table:table-cell table:style-name="ce3" office:value-type="string" calcext:value-type="string">
            <text:p>OUTCOME</text:p>
          </table:table-cell>
          <table:table-cell table:style-name="ce5" office:value-type="string" calcext:value-type="string">
            <text:p>IF KEPT, PC1 Explained variance Category</text:p>
          </table:table-cell>
          <table:table-cell table:style-name="ce6" office:value-type="string" calcext:value-type="string">
            <text:p>DROP ORDER</text:p>
          </table:table-cell>
          <table:table-cell table:style-name="ce12" office:value-type="string" calcext:value-type="string">
            <text:p>OUTCOME EXPLANATION</text:p>
          </table:table-cell>
          <table:table-cell office:value-type="string" calcext:value-type="string">
            <text:p>LOADINGS GROUPING(S)</text:p>
          </table:table-cell>
        </table:table-row>
        <table:table-row table:style-name="ro2">
          <table:table-cell office:value-type="string" calcext:value-type="string">
            <text:p>GEO_ID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LSAD</text:p>
          </table:table-cell>
          <table:table-cell office:value-type="string" calcext:value-type="string">
            <text:p>KEEP</text:p>
          </table:table-cell>
          <table:table-cell table:formula="of:=&quot;---&quot;" office:value-type="string" office:string-value="---" calcext:value-type="string">
            <text:p>---</text:p>
          </table:table-cell>
          <table:table-cell table:formula="of:=&quot;---&quot;" office:value-type="string" office:string-value="---" calcext:value-type="string">
            <text:p>---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3">
          <table:table-cell office:value-type="string" calcext:value-type="string">
            <text:p>ALAND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num_breweries</text:p>
          </table:table-cell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AWATER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e ‘PCA_places_Loadings_ROUND1.xlsx’--low PC1 Loading score</text:p>
          </table:table-cell>
          <table:table-cell/>
        </table:table-row>
        <table:table-row table:style-name="ro2">
          <table:table-cell office:value-type="string" calcext:value-type="string">
            <text:p>geometry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metries non-working</text:p>
          </table:table-cell>
          <table:table-cell/>
        </table:table-row>
        <table:table-row table:style-name="ro2">
          <table:table-cell office:value-type="string" calcext:value-type="string">
            <text:p>num_major_road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e ‘PCA_places_Loadings_ROUND2.xlsx’--lower PC1 Loading score</text:p>
          </table:table-cell>
          <table:table-cell/>
        </table:table-row>
        <table:table-row table:style-name="ro2">
          <table:table-cell office:value-type="string" calcext:value-type="string">
            <text:p>num_college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w Census Places have colleges, and therefore this provides little comparative value</text:p>
          </table:table-cell>
          <table:table-cell/>
        </table:table-row>
        <table:table-row table:style-name="ro3">
          <table:table-cell office:value-type="string" calcext:value-type="string">
            <text:p>num_medical_facilitie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num_breweries</text:p>
          </table:table-cell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num_airport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w Census Places have airports, and therefore this provides little comparative value</text:p>
          </table:table-cell>
          <table:table-cell/>
        </table:table-row>
        <table:table-row table:style-name="ro3">
          <table:table-cell office:value-type="string" calcext:value-type="string">
            <text:p>num_breweries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/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dundant to NAMELSAD</text:p>
          </table:table-cell>
          <table:table-cell/>
        </table:table-row>
        <table:table-row table:style-name="ro2">
          <table:table-cell office:value-type="string" calcext:value-type="string">
            <text:p>tot_hh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married|cohabitating|female|male|etc households</text:p>
          </table:table-cell>
          <table:table-cell/>
        </table:table-row>
        <table:table-row table:style-name="ro2">
          <table:table-cell office:value-type="string" calcext:value-type="string">
            <text:p>mar_hh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e ‘PCA_vars_PC1vsPC2_ROUND2.png’--redundant to owner_occupied_mortgage</text:p>
          </table:table-cell>
          <table:table-cell office:value-type="string" calcext:value-type="string">
            <text:p>owner_occupied_mortgage | mar_hh</text:p>
          </table:table-cell>
        </table:table-row>
        <table:table-row table:style-name="ro2">
          <table:table-cell office:value-type="string" calcext:value-type="string">
            <text:p>mar_hh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mar_child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_child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cohabit_hh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hhinc_35k-44.999k</text:p>
          </table:table-cell>
          <table:table-cell office:value-type="string" calcext:value-type="string">
            <text:p>hhinc_35k-44.999k | self_employed | cohabit_hh | hhinc_25k-34.999k</text:p>
          </table:table-cell>
        </table:table-row>
        <table:table-row table:style-name="ro2">
          <table:table-cell office:value-type="string" calcext:value-type="string">
            <text:p>cohabit_hh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cohabit_child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num_breweries</text:p>
          </table:table-cell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cohabit_child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_mal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hh_female</text:p>
          </table:table-cell>
          <table:table-cell office:value-type="string" calcext:value-type="string">
            <text:p>hh_female | hh_male</text:p>
          </table:table-cell>
        </table:table-row>
        <table:table-row table:style-name="ro2">
          <table:table-cell office:value-type="string" calcext:value-type="string">
            <text:p>hh_mal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hh_male_child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num_breweries</text:p>
          </table:table-cell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hh_male_child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_male_solo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e ‘PCA_vars_PC1vsPC2_ROUND4.png’--redundant to hhinc_75k-99.999k</text:p>
          </table:table-cell>
          <table:table-cell office:value-type="string" calcext:value-type="string">
            <text:p>hhinc_75k-99.999k | hhinc_35k-44.999k | hh_male_solo</text:p>
          </table:table-cell>
        </table:table-row>
        <table:table-row table:style-name="ro2">
          <table:table-cell office:value-type="string" calcext:value-type="string">
            <text:p>hh_male_solo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_female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h_femal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hh_female_child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num_breweries</text:p>
          </table:table-cell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hh_female_child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_female_solo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e ‘PCA_vars_PC1vsPC2_ROUND4.png’--redundant to hhinc_100k-149.999k</text:p>
          </table:table-cell>
          <table:table-cell office:value-type="string" calcext:value-type="string">
            <text:p>hhinc_100k-149.999k | govt_worker | edu_in_college | hh_female_solo</text:p>
          </table:table-cell>
        </table:table-row>
        <table:table-row table:style-name="ro2">
          <table:table-cell office:value-type="string" calcext:value-type="string">
            <text:p>hh_female_solo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hh_avg_hh_siz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e ‘PCA_places_Loadings_ROUND1.xlsx’--low PC1 Loading score</text:p>
          </table:table-cell>
          <table:table-cell/>
        </table:table-row>
        <table:table-row table:style-name="ro2">
          <table:table-cell office:value-type="string" calcext:value-type="string">
            <text:p>tot_hh_avg_fam_siz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e ‘PCA_places_Loadings_ROUND1.xlsx’--low PC1 Loading score</text:p>
          </table:table-cell>
          <table:table-cell/>
        </table:table-row>
        <table:table-row table:style-name="ro2">
          <table:table-cell office:value-type="string" calcext:value-type="string">
            <text:p>pop_in_hh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married|cohabitating|female|male|etc households</text:p>
          </table:table-cell>
          <table:table-cell/>
        </table:table-row>
        <table:table-row table:style-name="ro2">
          <table:table-cell office:value-type="string" calcext:value-type="string">
            <text:p>pop_in_hh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edu_in_colleg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e ‘PCA_vars_PC1vsPC2_ROUND4.png’--redundant to hhinc_100k-149.999k</text:p>
          </table:table-cell>
          <table:table-cell office:value-type="string" calcext:value-type="string">
            <text:p>hhinc_100k-149.999k | govt_worker | edu_in_college | hh_female_solo</text:p>
          </table:table-cell>
        </table:table-row>
        <table:table-row table:style-name="ro2">
          <table:table-cell office:value-type="string" calcext:value-type="string">
            <text:p>edu_in_colleg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edu_attain_&gt;=25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edu_&gt;=_hs|bs</text:p>
          </table:table-cell>
          <table:table-cell/>
        </table:table-row>
        <table:table-row table:style-name="ro2">
          <table:table-cell office:value-type="string" calcext:value-type="string">
            <text:p>edu_h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edu_&gt;=_hs|bs</text:p>
          </table:table-cell>
          <table:table-cell/>
        </table:table-row>
        <table:table-row table:style-name="ro2">
          <table:table-cell office:value-type="string" calcext:value-type="string">
            <text:p>edu_hs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edu_some_col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edu_&gt;=_hs|bs</text:p>
          </table:table-cell>
          <table:table-cell/>
        </table:table-row>
        <table:table-row table:style-name="ro2">
          <table:table-cell office:value-type="string" calcext:value-type="string">
            <text:p>edu_some_col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edu_a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edu_&gt;=_hs|bs</text:p>
          </table:table-cell>
          <table:table-cell/>
        </table:table-row>
        <table:table-row table:style-name="ro2">
          <table:table-cell office:value-type="string" calcext:value-type="string">
            <text:p>edu_as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edu_b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edu_&gt;=_hs|bs</text:p>
          </table:table-cell>
          <table:table-cell/>
        </table:table-row>
        <table:table-row table:style-name="ro2">
          <table:table-cell office:value-type="string" calcext:value-type="string">
            <text:p>edu_bs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edu_grad_prof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edu_&gt;=_hs|bs</text:p>
          </table:table-cell>
          <table:table-cell/>
        </table:table-row>
        <table:table-row table:style-name="ro2">
          <table:table-cell office:value-type="string" calcext:value-type="string">
            <text:p>edu_grad_prof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edu_&gt;=_hs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u_&gt;=_hs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edu_&gt;=_b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lated to edu_&gt;=_hs</text:p>
          </table:table-cell>
          <table:table-cell/>
        </table:table-row>
        <table:table-row table:style-name="ro2">
          <table:table-cell office:value-type="string" calcext:value-type="string">
            <text:p>edu_&gt;=_bs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govt_worker</text:p>
          </table:table-cell>
          <table:table-cell office:value-type="string" calcext:value-type="string">
            <text:p>tot_pop_55-59 | govt_worker | tot_pop_60-64 | veteran</text:p>
          </table:table-cell>
        </table:table-row>
        <table:table-row table:style-name="ro2">
          <table:table-cell office:value-type="string" calcext:value-type="string">
            <text:p>veteran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diff_res_1yr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ff_res_1yr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&gt;=16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in_laborforce</text:p>
          </table:table-cell>
          <table:table-cell/>
        </table:table-row>
        <table:table-row table:style-name="ro2">
          <table:table-cell office:value-type="string" calcext:value-type="string">
            <text:p>in_laborforc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lated to tot_pop_&gt;=_18_male</text:p>
          </table:table-cell>
          <table:table-cell/>
        </table:table-row>
        <table:table-row table:style-name="ro2">
          <table:table-cell office:value-type="string" calcext:value-type="string">
            <text:p>in_laborforc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notin_laborforc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in_laborforce</text:p>
          </table:table-cell>
          <table:table-cell/>
        </table:table-row>
        <table:table-row table:style-name="ro2">
          <table:table-cell office:value-type="string" calcext:value-type="string">
            <text:p>notin_laborforc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unemploy_rat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in_laborforce</text:p>
          </table:table-cell>
          <table:table-cell/>
        </table:table-row>
        <table:table-row table:style-name="ro2">
          <table:table-cell office:value-type="string" calcext:value-type="string">
            <text:p>commute_wfh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te_wfh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commute_mean_min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e ‘PCA_places_Loadings_ROUND1.xlsx’--low PC1 Loading score</text:p>
          </table:table-cell>
          <table:table-cell/>
        </table:table-row>
        <table:table-row table:style-name="ro3">
          <table:table-cell office:value-type="string" calcext:value-type="string">
            <text:p>occ_&gt;=16_agg_forest_fish_hunt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target_occs</text:p>
          </table:table-cell>
          <table:table-cell/>
        </table:table-row>
        <table:table-row table:style-name="ro3">
          <table:table-cell office:value-type="string" calcext:value-type="string">
            <text:p>occ_&gt;=16_agg_forest_fish_hunt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occ_&gt;=16_constructio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target_occs</text:p>
          </table:table-cell>
          <table:table-cell/>
        </table:table-row>
        <table:table-row table:style-name="ro2">
          <table:table-cell office:value-type="string" calcext:value-type="string">
            <text:p>occ_&gt;=16_construction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occ_&gt;=16_prof_sci_mgmt_admin_wastemgmt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target_occs</text:p>
          </table:table-cell>
          <table:table-cell/>
        </table:table-row>
        <table:table-row table:style-name="ro3">
          <table:table-cell office:value-type="string" calcext:value-type="string">
            <text:p>occ_&gt;=16_prof_sci_mgmt_admin_wastemgmt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occ_&gt;=16_healthcare_socialasst_edu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target_occs</text:p>
          </table:table-cell>
          <table:table-cell/>
        </table:table-row>
        <table:table-row table:style-name="ro3">
          <table:table-cell office:value-type="string" calcext:value-type="string">
            <text:p>occ_&gt;=16_healthcare_socialasst_edu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occ_&gt;=16_arts_entrtain_rec_foodsrvc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target_occs</text:p>
          </table:table-cell>
          <table:table-cell/>
        </table:table-row>
        <table:table-row table:style-name="ro3">
          <table:table-cell office:value-type="string" calcext:value-type="string">
            <text:p>occ_&gt;=16_arts_entrtain_rec_foodsrvc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private_wage_salary_worker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ivate_wage_salary_worker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govt_worker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e ‘PCA_vars_PC1vsPC2_ROUND4.png’--redundant to hhinc_100k-149.999k</text:p>
          </table:table-cell>
          <table:table-cell office:value-type="string" calcext:value-type="string">
            <text:p>hhinc_100k-149.999k | govt_worker | edu_in_college | hh_female_solo</text:p>
          </table:table-cell>
        </table:table-row>
        <table:table-row table:style-name="ro2">
          <table:table-cell office:value-type="string" calcext:value-type="string">
            <text:p>govt_worker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self_employed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hhinc_35k-44.999k</text:p>
          </table:table-cell>
          <table:table-cell office:value-type="string" calcext:value-type="string">
            <text:p>hhinc_35k-44.999k | self_employed | cohabit_hh | hhinc_25k-34.999k</text:p>
          </table:table-cell>
        </table:table-row>
        <table:table-row table:style-name="ro2">
          <table:table-cell office:value-type="string" calcext:value-type="string">
            <text:p>self_employed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unpaid_family_worker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num_breweries</text:p>
          </table:table-cell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unpaid_family_worker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hhinc_&lt;10K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num_breweries</text:p>
          </table:table-cell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hhinc_&lt;10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hhinc_10k-14.999k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num_breweries</text:p>
          </table:table-cell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hhinc_10k-14.999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3">
          <table:table-cell office:value-type="string" calcext:value-type="string">
            <text:p>hhinc_15k-24.999k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num_breweries</text:p>
          </table:table-cell>
          <table:table-cell office:value-type="string" calcext:value-type="string">
            <text:p>num_breweries | num_medical_facilities | unpaid_family_worker | ALAND | cohabit_child | hh_male_child | hhinc_10k-14.999k | hh_female_child | hhinc_&lt;10k</text:p>
          </table:table-cell>
        </table:table-row>
        <table:table-row table:style-name="ro2">
          <table:table-cell office:value-type="string" calcext:value-type="string">
            <text:p>hhinc_15k-24.999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inc_25k-34.999k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hhinc_35k-44.999k</text:p>
          </table:table-cell>
          <table:table-cell office:value-type="string" calcext:value-type="string">
            <text:p>hhinc_35k-44.999k | self_employed | cohabit_hh | hhinc_25k-34.999k</text:p>
          </table:table-cell>
        </table:table-row>
        <table:table-row table:style-name="ro2">
          <table:table-cell office:value-type="string" calcext:value-type="string">
            <text:p>hhinc_25k-34.999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inc_35k-44.999k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e ‘PCA_vars_PC1vsPC2_ROUND4.png’--redundant to hhinc_75k-99.999k</text:p>
          </table:table-cell>
          <table:table-cell office:value-type="string" calcext:value-type="string">
            <text:p>hhinc_75k-99.999k | hhinc_35k-44.999k | hh_male_solo</text:p>
          </table:table-cell>
        </table:table-row>
        <table:table-row table:style-name="ro2">
          <table:table-cell office:value-type="string" calcext:value-type="string">
            <text:p>hhinc_35k-44.999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inc_50k-74.999k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hinc_50k-74.999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inc_75k-99.999k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hinc_75k-99.999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inc_100k-149.999k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hinc_100k-149.999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inc_150k-199.999k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hinc_150k-199.999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inc_&gt;=200k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hinc_&gt;=200k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inc_media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e ‘PCA_places_Loadings_ROUND1.xlsx’--low PC1 Loading score</text:p>
          </table:table-cell>
          <table:table-cell/>
        </table:table-row>
        <table:table-row table:style-name="ro2">
          <table:table-cell office:value-type="string" calcext:value-type="string">
            <text:p>hhinc_mea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e ‘PCA_places_Loadings_ROUND1.xlsx’--low PC1 Loading score</text:p>
          </table:table-cell>
          <table:table-cell/>
        </table:table-row>
        <table:table-row table:style-name="ro2">
          <table:table-cell office:value-type="string" calcext:value-type="string">
            <text:p>hhearnings_mea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hhinc_mean|median</text:p>
          </table:table-cell>
          <table:table-cell/>
        </table:table-row>
        <table:table-row table:style-name="ro2">
          <table:table-cell office:value-type="string" calcext:value-type="string">
            <text:p>faminc_media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/a subset of hhinc_mean|median</text:p>
          </table:table-cell>
          <table:table-cell/>
        </table:table-row>
        <table:table-row table:style-name="ro2">
          <table:table-cell office:value-type="string" calcext:value-type="string">
            <text:p>faminc_mea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/a subset of hhinc_mean|median</text:p>
          </table:table-cell>
          <table:table-cell/>
        </table:table-row>
        <table:table-row table:style-name="ro2">
          <table:table-cell office:value-type="string" calcext:value-type="string">
            <text:p>inc_per_capita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hhinc_mean|median</text:p>
          </table:table-cell>
          <table:table-cell/>
        </table:table-row>
        <table:table-row table:style-name="ro2">
          <table:table-cell office:value-type="string" calcext:value-type="string">
            <text:p>hhinc_nonfam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/a subset of hhinc_mean|median</text:p>
          </table:table-cell>
          <table:table-cell/>
        </table:table-row>
        <table:table-row table:style-name="ro2">
          <table:table-cell office:value-type="string" calcext:value-type="string">
            <text:p>hhinc_nonfam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hinc_nonfam_media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/a subset of hhinc_mean|median</text:p>
          </table:table-cell>
          <table:table-cell/>
        </table:table-row>
        <table:table-row table:style-name="ro2">
          <table:table-cell office:value-type="string" calcext:value-type="string">
            <text:p>hhinc_nonfam_mea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/a subset of hhinc_mean|median</text:p>
          </table:table-cell>
          <table:table-cell/>
        </table:table-row>
        <table:table-row table:style-name="ro2">
          <table:table-cell office:value-type="string" calcext:value-type="string">
            <text:p>inc_workers_median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hhinc_mean|median</text:p>
          </table:table-cell>
          <table:table-cell/>
        </table:table-row>
        <table:table-row table:style-name="ro2">
          <table:table-cell office:value-type="string" calcext:value-type="string">
            <text:p>tot_housing_unit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owner_occupied_mortgage|renters</text:p>
          </table:table-cell>
          <table:table-cell/>
        </table:table-row>
        <table:table-row table:style-name="ro2">
          <table:table-cell office:value-type="string" calcext:value-type="string">
            <text:p>units_occupied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owner_occupied_mortgage|renters</text:p>
          </table:table-cell>
          <table:table-cell/>
        </table:table-row>
        <table:table-row table:style-name="ro2">
          <table:table-cell office:value-type="string" calcext:value-type="string">
            <text:p>units_occupied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units_vacant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owner_occupied_mortgage|renters</text:p>
          </table:table-cell>
          <table:table-cell/>
        </table:table-row>
        <table:table-row table:style-name="ro2">
          <table:table-cell office:value-type="string" calcext:value-type="string">
            <text:p>units_vacant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homeowner_vacancy_rat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owner_occupied_mortgage|renters</text:p>
          </table:table-cell>
          <table:table-cell/>
        </table:table-row>
        <table:table-row table:style-name="ro2">
          <table:table-cell office:value-type="string" calcext:value-type="string">
            <text:p>rental_vacancy_rat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owner_occupied_mortgage|renters</text:p>
          </table:table-cell>
          <table:table-cell/>
        </table:table-row>
        <table:table-row table:style-name="ro2">
          <table:table-cell office:value-type="string" calcext:value-type="string">
            <text:p>owner_occupied_mortgage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wner_occupied_mortgag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renter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e ‘PCA_vars_PC1vsPC2_ROUND2.png’--redundant to tot_pop_25-34</text:p>
          </table:table-cell>
          <table:table-cell office:value-type="string" calcext:value-type="string">
            <text:p>tot_pop_25-34 | renters</text:p>
          </table:table-cell>
        </table:table-row>
        <table:table-row table:style-name="ro2">
          <table:table-cell office:value-type="string" calcext:value-type="string">
            <text:p>renters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tot_pop_male|female</text:p>
          </table:table-cell>
          <table:table-cell/>
        </table:table-row>
        <table:table-row table:style-name="ro2">
          <table:table-cell office:value-type="string" calcext:value-type="string">
            <text:p>tot_pop_mal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femal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20-24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e ‘PCA_vars_PC1vsPC2_ROUND2.png’--redundant to hhinc_50k-74.999k</text:p>
          </table:table-cell>
          <table:table-cell office:value-type="string" calcext:value-type="string">
            <text:p>hhinc_50k-74.999k | tot_pop_20-24</text:p>
          </table:table-cell>
        </table:table-row>
        <table:table-row table:style-name="ro2">
          <table:table-cell office:value-type="string" calcext:value-type="string">
            <text:p>tot_pop_20-24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25-34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_pop_25-34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35-44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_pop_35-44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45-54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_pop_45-54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55-59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govt_worker</text:p>
          </table:table-cell>
          <table:table-cell office:value-type="string" calcext:value-type="string">
            <text:p>tot_pop_55-59 | govt_worker | tot_pop_60-64 | veteran</text:p>
          </table:table-cell>
        </table:table-row>
        <table:table-row table:style-name="ro2">
          <table:table-cell office:value-type="string" calcext:value-type="string">
            <text:p>tot_pop_55-59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60-64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 ‘PCA_vars_PC1vsPC2_ROUND3.png’--redundant to govt_worker</text:p>
          </table:table-cell>
          <table:table-cell office:value-type="string" calcext:value-type="string">
            <text:p>tot_pop_55-59 | govt_worker | tot_pop_60-64 | veteran</text:p>
          </table:table-cell>
        </table:table-row>
        <table:table-row table:style-name="ro2">
          <table:table-cell office:value-type="string" calcext:value-type="string">
            <text:p>tot_pop_60-64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&gt;=21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target_age</text:p>
          </table:table-cell>
          <table:table-cell/>
        </table:table-row>
        <table:table-row table:style-name="ro2">
          <table:table-cell office:value-type="string" calcext:value-type="string">
            <text:p>tot_pop_&gt;=21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&gt;=18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target_age</text:p>
          </table:table-cell>
          <table:table-cell/>
        </table:table-row>
        <table:table-row table:style-name="ro2">
          <table:table-cell office:value-type="string" calcext:value-type="string">
            <text:p>tot_pop_&gt;=18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&gt;=18_mal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e ‘PCA_vars_PC1vsPC2_ROUND1.png’--redundant to target_age</text:p>
          </table:table-cell>
          <table:table-cell office:value-type="string" calcext:value-type="string">
            <text:p>tot_pop_&gt;=18_male | target_age</text:p>
          </table:table-cell>
        </table:table-row>
        <table:table-row table:style-name="ro2">
          <table:table-cell office:value-type="string" calcext:value-type="string">
            <text:p>tot_pop_&gt;=18_mal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&gt;=18_fema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_pop_&gt;=18_femal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white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_pop_whit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ot_pop_hisp</text:p>
          </table:table-cell>
          <table:table-cell office:value-type="string" calcext:value-type="string">
            <text:p>KEEP</text:p>
          </table:table-cell>
          <table:table-cell/>
          <table:table-cell table:formula="of:=&quot;---&quot;" office:value-type="string" office:string-value="---" calcext:value-type="string">
            <text:p>--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_pop_hisp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avg_pop_density_&gt;=21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target_age</text:p>
          </table:table-cell>
          <table:table-cell/>
        </table:table-row>
        <table:table-row table:style-name="ro2">
          <table:table-cell office:value-type="string" calcext:value-type="string">
            <text:p>target_occs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e ‘PCA_vars_PC1vsPC2_ROUND1.png’--redundant to edu_&gt;=_bs</text:p>
          </table:table-cell>
          <table:table-cell office:value-type="string" calcext:value-type="string">
            <text:p>edu_&gt;=_bs | target_occs</text:p>
          </table:table-cell>
        </table:table-row>
        <table:table-row table:style-name="ro2">
          <table:table-cell office:value-type="string" calcext:value-type="string">
            <text:p>target_occs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arget_age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lated to age bands</text:p>
          </table:table-cell>
          <table:table-cell/>
        </table:table-row>
        <table:table-row table:style-name="ro2">
          <table:table-cell office:value-type="string" calcext:value-type="string">
            <text:p>target_age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target_hhinc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lated to hhinc bands</text:p>
          </table:table-cell>
          <table:table-cell/>
        </table:table-row>
        <table:table-row table:style-name="ro2">
          <table:table-cell office:value-type="string" calcext:value-type="string">
            <text:p>target_hhinc_%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edundant: non-percent form of variable exists which factors in total population for place</text:p>
          </table:table-cell>
          <table:table-cell/>
        </table:table-row>
        <table:table-row table:style-name="ro2">
          <table:table-cell office:value-type="string" calcext:value-type="string">
            <text:p>brewery_density</text:p>
          </table:table-cell>
          <table:table-cell office:value-type="string" calcext:value-type="string">
            <text:p>DR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ted to number of breweries</text:p>
          </table:table-cell>
          <table:table-cell/>
        </table:table-row>
        <table:table-row table:style-name="ro2" table:number-rows-repeated="1048413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gdf_demographics_SELECTION_PCAVariables.B1:gdf_demographics_SELECTION_PCAVariables.B1">
            <calcext:condition calcext:apply-style-name="Good" calcext:value="=&quot;KEEP&quot;" calcext:base-cell-address="gdf_demographics_SELECTION_PCAVariables.B1"/>
          </calcext:conditional-format>
        </calcext:conditional-formats>
      </table:table>
      <table:table table:name="PCA_PlaceGroupings" table:style-name="ta1">
        <office:forms form:automatic-focus="false" form:apply-design-mode="false"/>
        <table:table-column table:style-name="co7" table:default-cell-style-name="ce8"/>
        <table:table-column table:style-name="co8" table:default-cell-style-name="ce30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10"/>
        <table:table-row table:style-name="ro4">
          <table:table-cell table:style-name="ce34" office:value-type="string" calcext:value-type="string">
            <text:p>GROUPING NUMBER</text:p>
          </table:table-cell>
          <table:table-cell table:style-name="ce28" office:value-type="string" calcext:value-type="string">
            <text:p>GROUPING</text:p>
          </table:table-cell>
          <table:table-cell table:style-name="ce31" office:value-type="string" calcext:value-type="string">
            <text:p>PC1</text:p>
          </table:table-cell>
          <table:table-cell table:style-name="ce31" office:value-type="string" calcext:value-type="string">
            <text:p>PC2</text:p>
          </table:table-cell>
          <table:table-cell table:style-name="ce31" office:value-type="string" calcext:value-type="string">
            <text:p># CITIES</text:p>
          </table:table-cell>
          <table:table-cell table:style-name="ce34" office:value-type="string" calcext:value-type="string">
            <text:p>POSSIBLE CONSOLID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float" office:value="29" calcext:value-type="float">
            <text:p>29</text:p>
          </table:table-cell>
          <table:table-cell office:value-type="float" office:value="-1.75" calcext:value-type="float">
            <text:p>-1.75</text:p>
          </table:table-cell>
          <table:table-cell office:value-type="float" office:value="1" calcext:value-type="float">
            <text:p>1</text:p>
          </table:table-cell>
          <table:table-cell table:style-name="ce39" table:formula="of:=&quot;---&quot;" office:value-type="string" office:string-value="---" calcext:value-type="string">
            <text:p>--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rora</text:p>
          </table:table-cell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style-name="ce39" table:formula="of:=&quot;---&quot;" office:value-type="string" office:string-value="---" calcext:value-type="string">
            <text:p>---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ornton</text:p>
          </table:table-cell>
          <table:table-cell office:value-type="float" office:value="3.5" calcext:value-type="float">
            <text:p>3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table:style-name="ce39" table:formula="of:=&quot;---&quot;" office:value-type="string" office:string-value="---" calcext:value-type="string">
            <text:p>---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Commerce City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Commerce City-Lakewood-Westminste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Westminster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Commerce City-Lakewood-Westminste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Lakewood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Commerce City-Lakewood-Westminste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vada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39" table:formula="of:=&quot;---&quot;" office:value-type="string" office:string-value="---" calcext:value-type="string">
            <text:p>--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orthglenn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39" table:formula="of:=&quot;---&quot;" office:value-type="string" office:string-value="---" calcext:value-type="string">
            <text:p>---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Large Group: Centennial, Highlands Ranch, Broomfield, Parker, Littleton, etc.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0.25 to 0.25</text:p>
          </table:table-cell>
          <table:table-cell office:value-type="float" office:value="49" calcext:value-type="float">
            <text:p>49</text:p>
          </table:table-cell>
          <table:table-cell table:style-name="ce39" table:formula="of:=&quot;---&quot;" office:value-type="string" office:string-value="---" calcext:value-type="string">
            <text:p>--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fayette-Louisville-Greenwood Village</text:p>
          </table:table-cell>
          <table:table-cell office:value-type="float" office:value="-2.5" calcext:value-type="float">
            <text:p>-2.5</text:p>
          </table:table-cell>
          <table:table-cell office:value-type="float" office:value="-0.35" calcext:value-type="float">
            <text:p>-0.35</text:p>
          </table:table-cell>
          <table:table-cell office:value-type="float" office:value="3" calcext:value-type="float">
            <text:p>3</text:p>
          </table:table-cell>
          <table:table-cell table:style-name="ce39" table:formula="of:=&quot;---&quot;" office:value-type="string" office:string-value="---" calcext:value-type="string">
            <text:p>---</text:p>
          </table:table-cell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style-name="ce29" office:value-type="string" calcext:value-type="string">
            <text:p>Golden</text:p>
          </table:table-cell>
          <table:table-cell table:style-name="ce32" office:value-type="float" office:value="-2" calcext:value-type="float">
            <text:p>-2</text:p>
          </table:table-cell>
          <table:table-cell table:style-name="ce32" office:value-type="float" office:value="-0.5" calcext:value-type="float">
            <text:p>-0.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&quot;---&quot;" office:value-type="string" office:string-value="---" calcext:value-type="string">
            <text:p>---</text:p>
          </table:table-cell>
        </table:table-row>
        <table:table-row table:style-name="ro2">
          <table:table-cell table:number-columns-repeated="3"/>
          <table:table-cell table:style-name="ce33" office:value-type="string" calcext:value-type="string">
            <text:p>SUM:</text:p>
          </table:table-cell>
          <table:table-cell table:formula="of:=SUM([.E2:.E12])" office:value-type="float" office:value="61" calcext:value-type="float">
            <text:p>61</text:p>
          </table:table-cell>
          <table:table-cell/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gdf_demographics_SELECTION_PCAVariables.A1:gdf_demographics_SELECTION_PCAVariables.F16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3:27:40.630599117</meta:creation-date>
    <dc:date>2023-11-10T12:08:46.915105581</dc:date>
    <meta:editing-duration>P2DT12H25M1S</meta:editing-duration>
    <meta:editing-cycles>264</meta:editing-cycles>
    <meta:generator>LibreOffice/7.4.7.2$Linux_X86_64 LibreOffice_project/40$Build-2</meta:generator>
    <meta:document-statistic meta:table-count="2" meta:cell-count="730" meta:object-count="0"/>
  </office:meta>
</office:document-meta>
</file>